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cm" svg:y="10.5cm" presentation:class="title" presentation:user-transformed="true">
          <draw:text-box>
            <text:p text:style-name="P1">WTF is Flask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>Section 0: Intr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’m us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iguel Grinberg’s “Flask Mega-Tutorial”</text:p>
              </text:list-item>
              <text:list-item>
                <text:p>Really cool and thorough tutorial to start working in python</text:p>
              </text:list-item>
              <text:list-item>
                <text:p>I have a paid pdf of the chapters if anyone wants a cop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.663cm" svg:x="1cm" svg:y="0.837cm" presentation:class="title" presentation:user-transformed="true">
          <draw:text-box>
            <text:p>What is Flask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Lightweight <text:span text:style-name="T1">WSGI</text:span><text:span text:style-name="T2"> </text:span><text:span text:style-name="T3">web application framework</text:span></text:p>
              </text:list-item>
              <text:list-item>
                <text:p><text:span text:style-name="T3">Framework for Python</text:span></text:p>
              </text:list-item>
              <text:list-item>
                <text:p><text:span text:style-name="T3">Built on a WSGI library, werkzeug, and Jinja templates</text:span></text:p>
              </text:list-item>
              <text:list-item>
                <text:p><text:span text:style-name="T3">WSGI: Web Server Gateway Interface, a standard that describes how a web server communicates with web applications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.663cm" svg:x="1cm" svg:y="0.837cm" presentation:class="title" presentation:user-transformed="true">
          <draw:text-box>
            <text:p>Python Version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Version: 3</text:p>
              </text:list-header>
              <text:list-item>
                <text:p>Please</text:p>
              </text:list-item>
              <text:list-item>
                <text:p>V2 is EO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.663cm" svg:x="1cm" svg:y="0.837cm" presentation:class="title">
          <draw:text-box>
            <text:p>Virtual Environments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Useful for supporting many projects with many different required library versions</text:p>
              </text:list-item>
              <text:list-item>
                <text:p>User specific, so permission are not an issue</text:p>
              </text:list-item>
              <text:list-item>
                <text:p>Super easy to set up</text:p>
                <text:list>
                  <text:list-item>
                    <text:p>Python -m venv venv</text:p>
                  </text:list-item>
                  <text:list-item>
                    <text:p>Activate with:</text:p>
                    <text:list>
                      <text:list-item>
                        <text:p>Linux/Mac: source venv/bin/activate</text:p>
                      </text:list-item>
                      <text:list-item>
                        <text:p>Windows: venv\Scripts\activate</text:p>
                      </text:list-item>
                    </text:list>
                  </text:list-item>
                  <text:list-item>
                    <text:p>Deactivate: $ deactivat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.663cm" svg:x="1cm" svg:y="0.837cm" presentation:class="title">
          <draw:text-box>
            <text:p>Pip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Upgrade:</text:p>
                <text:list>
                  <text:list-item>
                    <text:p>Pip install –upgrade pip</text:p>
                  </text:list-item>
                </text:list>
              </text:list-item>
              <text:list-item>
                <text:p>Install from requirements file:</text:p>
                <text:list>
                  <text:list-item>
                    <text:p>Pip install -r requirements.txt</text:p>
                  </text:list-item>
                  <text:list-item>
                    <text:p>Pip freeze &gt; requirements.txt</text:p>
                  </text:list-item>
                </text:list>
              </text:list-item>
              <text:list-item>
                <text:p>Install latest version of library:</text:p>
                <text:list>
                  <text:list-item>
                    <text:p>Pip install &lt;Package name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.663cm" svg:x="1cm" svg:y="0.837cm" presentation:class="title">
          <draw:text-box>
            <text:p>Pip Cont.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Install specific version of library:</text:p>
                <text:list>
                  <text:list-item>
                    <text:p>Pip install &lt;Package name&gt;=&lt;version#&gt;</text:p>
                  </text:list-item>
                </text:list>
              </text:list-item>
              <text:list-item>
                <text:p>Uninstall library:</text:p>
                <text:list>
                  <text:list-item>
                    <text:p>Pip uninstall &lt;Package name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8" draw:text-style-name="P6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3T22:03:20.007221484</meta:creation-date>
    <meta:editing-duration>PT12M4S</meta:editing-duration>
    <meta:editing-cycles>3</meta:editing-cycles>
    <meta:generator>LibreOffice/6.3.4.2.0$Linux_X86_64 LibreOffice_project/30$Build-2</meta:generator>
    <dc:title>Midnightblue</dc:title>
    <dc:date>2020-01-27T14:18:21.269155245</dc:date>
    <meta:document-statistic meta:object-count="79"/>
  </office:meta>
</office:document-meta>
</file>